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</office:automatic-styles>
  <office:body>
    <office:text text:use-soft-page-breaks="true">
      <text:h text:style-name="P1" text:outline-level="1">TP Transformation d’un site dans une architecture MVC</text:h>
      <text:p text:style-name="Normal"/>
      <text:p text:style-name="Paragraphedeliste">Le site Bloggy délivrant des recettes culinaires de qualité qui était en html a commencé à être écrit en PHP. Vous êtes en charge de continuer ces modifications.</text:p>
      <text:p text:style-name="Paragraphedeliste"/>
      <text:list text:style-name="LFO1" text:continue-numbering="true">
        <text:list-item>
          <text:p text:style-name="P2">Le menu de la<text:s/>page index a été refait, corrigé le sur toutes les pages du site pour que tout le site soit fonctionnel.</text:p>
        </text:list-item>
        <text:list-item>
          <text:p text:style-name="P3">Que<text:s/>pouvez-vous<text:s/>faire pour éviter que ce problème se reproduise ?</text:p>
        </text:list-item>
      </text:list>
      <text:p text:style-name="Normal"/>
      <text:list text:style-name="LFO1" text:continue-numbering="true">
        <text:list-item>
          <text:p text:style-name="P4">Mettre en place la solution, puis séparer les différents éléments du site qui sont réutilisables (header, footer, menu, bibliothèque css/js…).</text:p>
        </text:list-item>
      </text:list>
      <text:p text:style-name="Paragraphedeliste"/>
      <text:list text:style-name="LFO1" text:continue-numbering="true">
        <text:list-item>
          <text:p text:style-name="P5">Créez<text:s/>un utilisateur dans la base de données (le mot de passe sera crypté avec bcryt) vous pouvez utiliser des outils en ligne.</text:p>
        </text:list-item>
      </text:list>
      <text:p text:style-name="Paragraphedeliste"/>
      <text:list text:style-name="LFO1" text:continue-numbering="true">
        <text:list-item>
          <text:p text:style-name="P6">Ajouter au menu une option pour s’inscrire ou se logger.</text:p>
        </text:list-item>
      </text:list>
      <text:p text:style-name="Paragraphedeliste"/>
      <text:list text:style-name="LFO1" text:continue-numbering="true">
        <text:list-item>
          <text:p text:style-name="P7">Créer la page de login<text:s/>permettant aux utilisateurs de se connecter à votre site. Une fois connecté si l’utilisateur à les droits d’administrateur redirigez le vers la page d’admin.<text:s/>La page ne doit être accessible que si la personne est<text:s/>connectée.</text:p>
        </text:list-item>
      </text:list>
      <text:p text:style-name="P8">Lorsque la personne est<text:s/>connectée<text:s/>le menu affichera se<text:s/>déconnecter<text:s/>en lieu et place de s’inscrire ou se logger.</text:p>
      <text:p text:style-name="Paragraphedeliste"/>
      <text:list text:style-name="LFO1" text:continue-numbering="true">
        <text:list-item>
          <text:p text:style-name="P9">Sur la page de blog.php, adapter la page statique pour quelle soit dynamique et récupère les articles de la base de données, n’hésitez pas<text:s/>à<text:s/>en insérer si besoin.</text:p>
        </text:list-item>
        <text:list-item>
          <text:p text:style-name="P10">Modifier la page blog-single.php pour pouvoir consulter l’article selectionner dans la page blog.php. Ensuite supprimer<text:s/>du menu<text:s/>blog-single.php.</text:p>
        </text:list-item>
        <text:list-item>
          <text:p text:style-name="P11">Décomposer le site pour qu’il soit dans une architecture MVC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vin ferrandon</meta:initial-creator>
    <dc:creator>kevin ferrandon</dc:creator>
    <meta:creation-date>2020-01-20T11:28:00Z</meta:creation-date>
    <dc:date>2020-01-20T15:36:00Z</dc:date>
    <meta:template xlink:href="Normal.dotm" xlink:type="simple"/>
    <meta:editing-cycles>8</meta:editing-cycles>
    <meta:editing-duration>PT14760S</meta:editing-duration>
    <meta:document-statistic meta:page-count="1" meta:paragraph-count="2" meta:word-count="225" meta:character-count="1463" meta:row-count="10" meta:non-whitespace-character-count="1240"/>
  </office:meta>
</office:document-meta>
</file>